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3333ff"/>
    </style:style>
    <style:style style:name="P2" style:family="paragraph" style:parent-style-name="Standard">
      <style:text-properties fo:color="#cc0000"/>
    </style:style>
    <style:style style:name="P3" style:family="paragraph" style:parent-style-name="Standard">
      <style:text-properties fo:color="#00cc00"/>
    </style:style>
    <style:style style:name="T1" style:family="text">
      <style:text-properties fo:color="#800000"/>
    </style:style>
    <style:style style:name="T2" style:family="text">
      <style:text-properties fo:color="#3333ff"/>
    </style:style>
    <style:style style:name="T3" style:family="text">
      <style:text-properties fo:color="#cc0000"/>
    </style:style>
    <style:style style:name="T4" style:family="text">
      <style:text-properties fo:color="#ffff00"/>
    </style:style>
    <style:style style:name="T5" style:family="text">
      <style:text-properties fo:color="#ffff99"/>
    </style:style>
    <style:style style:name="T6" style:family="text">
      <style:text-properties fo:color="#ffcc00"/>
    </style:style>
    <style:style style:name="T7" style:family="text">
      <style:text-properties fo:color="#00c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P3 back « Flash » =&gt; individuel </text:p>
      <text:p text:style-name="Standard"/>
      <text:p text:style-name="Standard">Sujet au choix</text:p>
      <text:p text:style-name="P3">JS</text:p>
      <text:p text:style-name="P2">Back</text:p>
      <text:p text:style-name="P1">Front</text:p>
      <text:p text:style-name="Standard"/>
      <text:p text:style-name="Standard">Exigence : </text:p>
      <text:p text:style-name="Standard"><text:tab/><text:span text:style-name="T7">Espace d'accueil</text:span></text:p>
      <text:p text:style-name="P3"><text:tab/>1 galerie</text:p>
      <text:p text:style-name="Standard"><text:tab/><text:span text:style-name="T3">1 espace commercial/inscription</text:span></text:p>
      <text:p text:style-name="P2"><text:tab/>1 espace membre</text:p>
      <text:p text:style-name="P2"><text:tab/>1 espace admin</text:p>
      <text:p text:style-name="P2"><text:tab/>1 espace commentaires</text:p>
      <text:p text:style-name="Standard"><text:tab/><text:span text:style-name="T2">Epuré/dynamique</text:span></text:p>
      <text:p text:style-name="P1"><text:tab/>Totalement respons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eline Navez</meta:initial-creator>
    <meta:creation-date>2022-06-13T10:58:59</meta:creation-date>
    <dc:date>2022-06-13T11:05:30</dc:date>
    <dc:creator>Celine Navez</dc:creator>
    <meta:editing-duration>PT6M33S</meta:editing-duration>
    <meta:editing-cycles>2</meta:editing-cycles>
    <meta:generator>OpenOffice/4.1.6$Unix OpenOffice.org_project/416m1$Build-9790</meta:generator>
    <meta:document-statistic meta:table-count="0" meta:image-count="0" meta:object-count="0" meta:page-count="1" meta:paragraph-count="14" meta:word-count="34" meta:character-count="219"/>
  </office:meta>
</office:document-meta>
</file>